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9a7" officeooo:paragraph-rsid="001c19a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9a7" officeooo:paragraph-rsid="001c19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19a7" officeooo:paragraph-rsid="001c19a7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c2c1c" officeooo:paragraph-rsid="001c2c1c" style:font-weight-asian="bold" style:font-weight-complex="bold"/>
    </style:style>
    <style:style style:name="P5" style:family="paragraph" style:parent-style-name="Standard">
      <style:text-properties fo:font-weight="bold" officeooo:rsid="001c2c1c" officeooo:paragraph-rsid="001c19a7" style:font-weight-asian="bold" style:font-weight-complex="bold"/>
    </style:style>
    <style:style style:name="P6" style:family="paragraph" style:parent-style-name="Standard">
      <style:text-properties officeooo:rsid="001c2c1c" officeooo:paragraph-rsid="001c2c1c"/>
    </style:style>
    <style:style style:name="P7" style:family="paragraph" style:parent-style-name="Standard">
      <style:paragraph-properties fo:text-align="start" style:justify-single-word="false"/>
      <style:text-properties fo:font-size="12pt" officeooo:rsid="001c19a7" officeooo:paragraph-rsid="001c19a7" style:font-size-asian="12pt" style:font-size-complex="12pt"/>
    </style:style>
    <style:style style:name="P8" style:family="paragraph" style:parent-style-name="Standard">
      <style:text-properties fo:font-size="12pt" officeooo:rsid="001c19a7" officeooo:paragraph-rsid="001c19a7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c19a7" officeooo:paragraph-rsid="001c19a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3">
      <style:text-properties officeooo:rsid="001c19a7" officeooo:paragraph-rsid="001c2c1c"/>
    </style:style>
    <style:style style:name="P12" style:family="paragraph" style:parent-style-name="Standard" style:list-style-name="L4">
      <style:text-properties officeooo:rsid="001c19a7" officeooo:paragraph-rsid="001c2c1c"/>
    </style:style>
    <style:style style:name="P13" style:family="paragraph" style:parent-style-name="Standard" style:list-style-name="L3">
      <style:text-properties officeooo:rsid="001c2c1c" officeooo:paragraph-rsid="001c2c1c"/>
    </style:style>
    <style:style style:name="P14" style:family="paragraph" style:parent-style-name="Standard" style:list-style-name="L4">
      <style:text-properties officeooo:rsid="001c2c1c" officeooo:paragraph-rsid="001c2c1c"/>
    </style:style>
    <style:style style:name="P15" style:family="paragraph" style:parent-style-name="Text_20_body">
      <style:text-properties style:text-underline-style="none" fo:font-weight="normal" style:font-weight-asian="normal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c19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officeooo:rsid="001c2c1c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text-transform="uppercas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s de réunion – 01/10/2019</text:p>
      <text:p text:style-name="P2"/>
      <text:p text:style-name="P3">Personnes présentes</text:p>
      <text:list xml:id="list8610462778147374970" text:style-name="L1">
        <text:list-item>
          <text:p text:style-name="P9">… MARIE – Professeur référant</text:p>
        </text:list-item>
        <text:list-item>
          <text:p text:style-name="P9">Sophea LIM - Etudiant</text:p>
        </text:list-item>
        <text:list-item>
          <text:p text:style-name="P9">Anthony <text:span text:style-name="T7">Marchand</text:span> - Etudiant</text:p>
        </text:list-item>
        <text:list-item>
          <text:p text:style-name="P9">Alexis ... - Etudiant</text:p>
        </text:list-item>
        <text:list-item>
          <text:p text:style-name="P9">Alexis … - Etudiant</text:p>
        </text:list-item>
        <text:list-item>
          <text:p text:style-name="P9">Baptiste RIBEIRO DA SILVA - Etudiant</text:p>
        </text:list-item>
      </text:list>
      <text:p text:style-name="P3"/>
      <text:p text:style-name="P3"><text:span text:style-name="T6">Réunion</text:span> :</text:p>
      <text:p text:style-name="P7"><text:span text:style-name="T2">Le projet est proposé par le CNES afin de </text:span>donner envie au future ingénieur de faire de l’aéronautique dans l’objectif de recruter 1 200 ingénieurs d'ici 3 ans,</text:p>
      <text:p text:style-name="P8"/>
      <text:p text:style-name="P8">Pour cela, le projet maraudeur a été lancé, il s’agit de la conception de deux drones d’un 1 robot.</text:p>
      <text:p text:style-name="P8"/>
      <text:p text:style-name="P8">Tous le robot est construit, l’’école 3iL a maintenant en charge la partie logicielle du robot.</text:p>
      <text:p text:style-name="P8">Il existe déjà 2 logicielle : un pour les roues et l’autres pour les capteurs mais qui ne sont pas connectés.</text:p>
      <text:p text:style-name="P1"/>
      <text:p text:style-name="Standard"><text:span text:style-name="T1">Afin de pouvoir programmer le robot, il faut faut utiliser les outils ROS (Robot Operating System) à </text:span>l'origine dévelop<text:span text:style-name="T2">p</text:span><text:span text:style-name="T3">é en 2007 par la société américaine Willow Garage.</text:span></text:p>
      <text:p text:style-name="P10"/>
      <text:p text:style-name="P15">Le logiciel ROS peut être séparé en trois groupes :</text:p>
      <text:list xml:id="list4789279232012857833" text:style-name="L2">
        <text:list-item>
          <text:p text:style-name="P17">les outils utilisés pour créer, lancer et distribuer des logiciels basés sur ROS (roscore, roslaunch, catkin) </text:p>
        </text:list-item>
        <text:list-item>
          <text:p text:style-name="P17">les clients ROS pour des langages: roscpp (C++) et rospy (python)</text:p>
        </text:list-item>
        <text:list-item>
          <text:p text:style-name="P16"><text:span text:style-name="T1">l</text:span>es <text:span text:style-name="T4">packages</text:span> contenant des programmes pour ROS utilisant un ou plusieurs clients ROS</text:p>
        </text:list-item>
      </text:list>
      <text:p text:style-name="P10"/>
      <text:p text:style-name="P1">Actuellement, la partie vision est fonctionnel grâce à une caméra qui vois a 360°.</text:p>
      <text:p text:style-name="P1">Suite à une étude, nous devrons <text:span text:style-name="T5">être capable de dire si elle est suffisante ou il faut passer a une caméra multi objectifs.</text:span></text:p>
      <text:p text:style-name="P1"/>
      <text:p text:style-name="P6">Le but du projet est que le robot soit autonome une fois lancé. Il doit être capable de se déplacer dans le bâtiment de 3iL tous en cartographiant les lieux.</text:p>
      <text:p text:style-name="P1"/>
      <text:p text:style-name="P4">Logicielles :</text:p>
      <text:list xml:id="list3444867094435939005" text:style-name="L3">
        <text:list-item>
          <text:p text:style-name="P11">ubuntu 16.04 – Xenial</text:p>
        </text:list-item>
        <text:list-item>
          <text:p text:style-name="P13">ros kinetic - eviz - rqt</text:p>
        </text:list-item>
      </text:list>
      <text:p text:style-name="P1"/>
      <text:p text:style-name="P5">Mots clés :</text:p>
      <text:p text:style-name="P1"><text:tab/>niv 0 : topic, package, noeud, roscore, rosrun, catkin</text:p>
      <text:p text:style-name="P1"><text:tab/>niv <text:span text:style-name="T5">1</text:span> : fichier .launch ? -&gt; créer fichier -&gt; bouger tortue</text:p>
      <text:p text:style-name="P1"/>
      <text:p text:style-name="P6">Action à réaliser pour la prochaine réunion :</text:p>
      <text:list xml:id="list4533708088871455925" text:style-name="L4">
        <text:list-item>
          <text:p text:style-name="P12">Faire bouger la tortue</text:p>
        </text:list-item>
        <text:list-item>
          <text:p text:style-name="P14">Faire bouger la tortue sur un autre PC que le si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46:27.789996757</meta:creation-date>
    <dc:date>2019-10-07T18:13:21.558056808</dc:date>
    <meta:editing-duration>PT7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334" meta:character-count="1840" meta:non-whitespace-character-count="1543"/>
  </office:meta>
</office:document-meta>
</file>